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000000"/>
      <style:text-properties fo:font-size="18pt"/>
    </style:style>
    <style:style style:name="P5" style:family="paragraph">
      <loext:graphic-properties draw:fill="solid" draw:fill-color="#dddddd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525cm" svg:height="1.673cm" svg:x="2.54cm" svg:y="1.905cm">
          <draw:text-box>
            <text:p text:style-name="P1">Automatic text color on white slide background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1" draw:text-style-name="P2" draw:layer="layout" svg:width="9.525cm" svg:height="1.673cm" svg:x="2.541cm" svg:y="1.906cm">
          <draw:text-box>
            <text:p text:style-name="P1">Automatic text color on black slide background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4" draw:layer="layout" svg:width="9.525cm" svg:height="1.673cm" svg:x="2.542cm" svg:y="1.907cm">
          <draw:text-box>
            <text:p text:style-name="P1">Automatic text color on dark area fill</text:p>
          </draw:text-box>
        </draw:frame>
        <draw:frame draw:style-name="gr4" draw:text-style-name="P5" draw:layer="layout" svg:width="9.525cm" svg:height="1.673cm" svg:x="2.54cm" svg:y="4.445cm">
          <draw:text-box>
            <text:p text:style-name="P1">Automatic text color on light area fill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6:55:19.823039653</meta:creation-date>
    <dc:date>2022-09-12T17:01:29.449820968</dc:date>
    <meta:editing-duration>PT6M11S</meta:editing-duration>
    <meta:editing-cycles>1</meta:editing-cycles>
    <meta:generator>LibreOfficeDev/7.5.0.0.alpha0$Linux_X86_64 LibreOffice_project/fbc871f642e22e7f4115de78712b99fbb8e8b53a</meta:generator>
    <meta:document-statistic meta:object-count="31"/>
  </office:meta>
</office:document-meta>
</file>